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5-03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2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3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6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6-0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31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9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2-0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2 0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5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75428571429" calcext:value-type="float">
            <text:p>7.0147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88129032258" calcext:value-type="float">
            <text:p>6.952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57083870968" calcext:value-type="float">
            <text:p>6.865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10709677419" calcext:value-type="float">
            <text:p>6.793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75525" calcext:value-type="float">
            <text:p>6.8047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42451612903" calcext:value-type="float">
            <text:p>6.862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0895483871" calcext:value-type="float">
            <text:p>6.923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67303225807" calcext:value-type="float">
            <text:p>6.9826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67870967742" calcext:value-type="float">
            <text:p>7.0526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15638709677" calcext:value-type="float">
            <text:p>7.0891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3408" calcext:value-type="float">
            <text:p>7.01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19725" calcext:value-type="float">
            <text:p>6.912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392" calcext:value-type="float">
            <text:p>6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64875" calcext:value-type="float">
            <text:p>6.7146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89625806452" calcext:value-type="float">
            <text:p>6.6178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8728" calcext:value-type="float">
            <text:p>6.57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234525" calcext:value-type="float">
            <text:p>6.5723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1884" calcext:value-type="float">
            <text:p>6.6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29677419355" calcext:value-type="float">
            <text:p>6.8112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532" calcext:value-type="float">
            <text:p>6.92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50116129032" calcext:value-type="float">
            <text:p>7.045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61032258065" calcext:value-type="float">
            <text:p>7.1446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90580645161" calcext:value-type="float">
            <text:p>7.185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03272727273" calcext:value-type="float">
            <text:p>7.16603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85572413793" calcext:value-type="float">
            <text:p>7.05685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60593548387" calcext:value-type="float">
            <text:p>6.986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90875" calcext:value-type="float">
            <text:p>6.8899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4128" calcext:value-type="float">
            <text:p>6.83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59458064516" calcext:value-type="float">
            <text:p>6.8465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91483870968" calcext:value-type="float">
            <text:p>6.950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461625806452" calcext:value-type="float">
            <text:p>7.044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45925" calcext:value-type="float">
            <text:p>7.1034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862425806452" calcext:value-type="float">
            <text:p>7.1086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14322580645" calcext:value-type="float">
            <text:p>6.9961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526" calcext:value-type="float">
            <text:p>6.875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09685714286" calcext:value-type="float">
            <text:p>6.7620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35425" calcext:value-type="float">
            <text:p>6.644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3395" calcext:value-type="float">
            <text:p>6.526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64903225806" calcext:value-type="float">
            <text:p>6.409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28955" calcext:value-type="float">
            <text:p>6.4028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18916129032" calcext:value-type="float">
            <text:p>6.454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7785" calcext:value-type="float">
            <text:p>6.609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152" calcext:value-type="float">
            <text:p>6.6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54618181818" calcext:value-type="float">
            <text:p>6.79454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9505" calcext:value-type="float">
            <text:p>7.223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496257142857" calcext:value-type="float">
            <text:p>7.3749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348925" calcext:value-type="float">
            <text:p>7.343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93625806452" calcext:value-type="float">
            <text:p>7.3189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47070967742" calcext:value-type="float">
            <text:p>7.2934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43925" calcext:value-type="float">
            <text:p>7.3244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77703225807" calcext:value-type="float">
            <text:p>7.433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039922580645" calcext:value-type="float">
            <text:p>7.5203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80425" calcext:value-type="float">
            <text:p>7.5778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86116129032" calcext:value-type="float">
            <text:p>7.6398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00436363636" calcext:value-type="float">
            <text:p>7.67800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812" calcext:value-type="float">
            <text:p>7.63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49672727273" calcext:value-type="float">
            <text:p>7.57649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8872" calcext:value-type="float">
            <text:p>7.50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588175" calcext:value-type="float">
            <text:p>7.4358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49316129032" calcext:value-type="float">
            <text:p>7.362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68929032258" calcext:value-type="float">
            <text:p>7.3216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1096" calcext:value-type="float">
            <text:p>7.4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3988" calcext:value-type="float">
            <text:p>7.52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418975" calcext:value-type="float">
            <text:p>7.6141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7352" calcext:value-type="float">
            <text:p>7.68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55395" calcext:value-type="float">
            <text:p>7.7455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846141935484" calcext:value-type="float">
            <text:p>7.6984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53315" calcext:value-type="float">
            <text:p>7.605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50648275862" calcext:value-type="float">
            <text:p>7.494506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23555555556" calcext:value-type="float">
            <text:p>7.41623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80857142857" calcext:value-type="float">
            <text:p>7.2858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69522580645" calcext:value-type="float">
            <text:p>7.221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186" calcext:value-type="float">
            <text:p>7.203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7208" calcext:value-type="float">
            <text:p>7.26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5586" calcext:value-type="float">
            <text:p>7.355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78775" calcext:value-type="float">
            <text:p>7.4457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1808" calcext:value-type="float">
            <text:p>7.51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70575" calcext:value-type="float">
            <text:p>7.5517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64103225807" calcext:value-type="float">
            <text:p>7.488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40025" calcext:value-type="float">
            <text:p>7.3934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80082758621" calcext:value-type="float">
            <text:p>7.30080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757125" calcext:value-type="float">
            <text:p>7.2375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465" calcext:value-type="float">
            <text:p>7.14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4936" calcext:value-type="float">
            <text:p>7.0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831075" calcext:value-type="float">
            <text:p>7.0583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0968" calcext:value-type="float">
            <text:p>7.0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51575" calcext:value-type="float">
            <text:p>7.1745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1425" calcext:value-type="float">
            <text:p>7.236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44412903226" calcext:value-type="float">
            <text:p>7.2774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72075" calcext:value-type="float">
            <text:p>7.2907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5416" calcext:value-type="float">
            <text:p>7.20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36225" calcext:value-type="float">
            <text:p>7.0893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09737931035" calcext:value-type="float">
            <text:p>6.96709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01496774194" calcext:value-type="float">
            <text:p>6.904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039" calcext:value-type="float">
            <text:p>6.789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11122580645" calcext:value-type="float">
            <text:p>6.7401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45975" calcext:value-type="float">
            <text:p>6.7264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12768" calcext:value-type="float">
            <text:p>6.76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946" calcext:value-type="float">
            <text:p>6.806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166683870968" calcext:value-type="float">
            <text:p>6.8716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476103225807" calcext:value-type="float">
            <text:p>6.9247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79741935484" calcext:value-type="float">
            <text:p>6.957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36025806452" calcext:value-type="float">
            <text:p>6.9013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5229" calcext:value-type="float">
            <text:p>6.785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2264" calcext:value-type="float">
            <text:p>6.68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310975" calcext:value-type="float">
            <text:p>6.5931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12258064516" calcext:value-type="float">
            <text:p>6.499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560619354839" calcext:value-type="float">
            <text:p>6.435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8115" calcext:value-type="float">
            <text:p>6.492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0632" calcext:value-type="float">
            <text:p>6.62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12875" calcext:value-type="float">
            <text:p>6.7451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8625" calcext:value-type="float">
            <text:p>6.90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80593548387" calcext:value-type="float">
            <text:p>7.0628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0255483871" calcext:value-type="float">
            <text:p>7.173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51303225806" calcext:value-type="float">
            <text:p>7.2265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09375" calcext:value-type="float">
            <text:p>7.227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88634482759" calcext:value-type="float">
            <text:p>7.2098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0514" calcext:value-type="float">
            <text:p>7.160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15406451613" calcext:value-type="float">
            <text:p>7.095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7352" calcext:value-type="float">
            <text:p>7.05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8787" calcext:value-type="float">
            <text:p>7.058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0384" calcext:value-type="float">
            <text:p>7.0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592" calcext:value-type="float">
            <text:p>7.1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85131034483" calcext:value-type="float">
            <text:p>7.33685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6815" calcext:value-type="float">
            <text:p>7.3576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54012903226" calcext:value-type="float">
            <text:p>7.283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66125" calcext:value-type="float">
            <text:p>7.186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09875862069" calcext:value-type="float">
            <text:p>7.07009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73025" calcext:value-type="float">
            <text:p>6.9857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37470967742" calcext:value-type="float">
            <text:p>6.9063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95432258065" calcext:value-type="float">
            <text:p>6.848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3295" calcext:value-type="float">
            <text:p>6.8273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547" calcext:value-type="float">
            <text:p>7.043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58455" calcext:value-type="float">
            <text:p>7.145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1608" calcext:value-type="float">
            <text:p>7.2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10175" calcext:value-type="float">
            <text:p>7.291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396" calcext:value-type="float">
            <text:p>7.23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94909090909" calcext:value-type="float">
            <text:p>7.15494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24914285714" calcext:value-type="float">
            <text:p>7.0552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969" calcext:value-type="float">
            <text:p>6.990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4795" calcext:value-type="float">
            <text:p>6.884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7608" calcext:value-type="float">
            <text:p>6.82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5185" calcext:value-type="float">
            <text:p>6.8155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38928" calcext:value-type="float">
            <text:p>6.86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96325" calcext:value-type="float">
            <text:p>6.9449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716275" calcext:value-type="float">
            <text:p>7.017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7184" calcext:value-type="float">
            <text:p>7.06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0295" calcext:value-type="float">
            <text:p>7.0940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15122580645" calcext:value-type="float">
            <text:p>7.060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29825" calcext:value-type="float">
            <text:p>6.9582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84137931035" calcext:value-type="float">
            <text:p>6.8238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79425" calcext:value-type="float">
            <text:p>6.7357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021" calcext:value-type="float">
            <text:p>6.645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98624" calcext:value-type="float">
            <text:p>6.56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90975" calcext:value-type="float">
            <text:p>6.5169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30096" calcext:value-type="float">
            <text:p>6.50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195" calcext:value-type="float">
            <text:p>6.513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53275" calcext:value-type="float">
            <text:p>6.5485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60309677419" calcext:value-type="float">
            <text:p>6.5706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18141935484" calcext:value-type="float">
            <text:p>6.601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27638709677" calcext:value-type="float">
            <text:p>6.525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326909090909" calcext:value-type="float">
            <text:p>6.4132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509971428571" calcext:value-type="float">
            <text:p>6.2950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0575" calcext:value-type="float">
            <text:p>6.175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241419354839" calcext:value-type="float">
            <text:p>6.042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26167741936" calcext:value-type="float">
            <text:p>5.9282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082525" calcext:value-type="float">
            <text:p>5.8408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307380645161" calcext:value-type="float">
            <text:p>5.863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28405" calcext:value-type="float">
            <text:p>5.9628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39096774194" calcext:value-type="float">
            <text:p>6.102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05006451613" calcext:value-type="float">
            <text:p>6.2630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80675" calcext:value-type="float">
            <text:p>6.4548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8576" calcext:value-type="float">
            <text:p>6.5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08581818182" calcext:value-type="float">
            <text:p>6.51708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921171428571" calcext:value-type="float">
            <text:p>6.42921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0745" calcext:value-type="float">
            <text:p>6.311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74425" calcext:value-type="float">
            <text:p>6.207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42728" calcext:value-type="float">
            <text:p>6.09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51380645161" calcext:value-type="float">
            <text:p>5.9545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65367741936" calcext:value-type="float">
            <text:p>6.0166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5795" calcext:value-type="float">
            <text:p>6.160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06529032258" calcext:value-type="float">
            <text:p>6.520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4565" calcext:value-type="float">
            <text:p>7.0814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0152" calcext:value-type="float">
            <text:p>7.38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22254545455" calcext:value-type="float">
            <text:p>7.530222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614" calcext:value-type="float">
            <text:p>7.579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66325" calcext:value-type="float">
            <text:p>7.5926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73109677419" calcext:value-type="float">
            <text:p>7.594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13367741936" calcext:value-type="float">
            <text:p>7.571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0895" calcext:value-type="float">
            <text:p>7.5740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8296" calcext:value-type="float">
            <text:p>7.60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485" calcext:value-type="float">
            <text:p>7.690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013858064516" calcext:value-type="float">
            <text:p>7.7701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3976" calcext:value-type="float">
            <text:p>7.8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7975" calcext:value-type="float">
            <text:p>7.904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52180645161" calcext:value-type="float">
            <text:p>7.9235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616" calcext:value-type="float">
            <text:p>7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19889655172" calcext:value-type="float">
            <text:p>7.76619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9342" calcext:value-type="float">
            <text:p>7.68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4765" calcext:value-type="float">
            <text:p>7.622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3936" calcext:value-type="float">
            <text:p>7.54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17575" calcext:value-type="float">
            <text:p>7.5021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6088" calcext:value-type="float">
            <text:p>7.51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53904516129" calcext:value-type="float">
            <text:p>7.585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19775" calcext:value-type="float">
            <text:p>7.6781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224" calcext:value-type="float">
            <text:p>7.7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403" calcext:value-type="float">
            <text:p>7.7964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77367741936" calcext:value-type="float">
            <text:p>7.7387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05745454546" calcext:value-type="float">
            <text:p>7.6640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57342857143" calcext:value-type="float">
            <text:p>7.5815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58208" calcext:value-type="float">
            <text:p>7.537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7788" calcext:value-type="float">
            <text:p>7.44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41714285714" calcext:value-type="float">
            <text:p>7.2564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789" calcext:value-type="float">
            <text:p>7.24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51494736842" calcext:value-type="float">
            <text:p>7.328514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85831578948" calcext:value-type="float">
            <text:p>7.4288583157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82133333333" calcext:value-type="float">
            <text:p>7.5028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55936842105" calcext:value-type="float">
            <text:p>7.543559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57643243243" calcext:value-type="float">
            <text:p>7.505576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85169230769" calcext:value-type="float">
            <text:p>7.42985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76926315789" calcext:value-type="float">
            <text:p>7.2577692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54356756757" calcext:value-type="float">
            <text:p>7.170543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184367567568" calcext:value-type="float">
            <text:p>7.151843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838968421053" calcext:value-type="float">
            <text:p>7.128389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09333333333" calcext:value-type="float">
            <text:p>7.13909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548994594595" calcext:value-type="float">
            <text:p>7.225489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55428571429" calcext:value-type="float">
            <text:p>7.3195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165" calcext:value-type="float">
            <text:p>7.41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58514285714" calcext:value-type="float">
            <text:p>7.4575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98" calcext:value-type="float">
            <text:p>7.2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52117647059" calcext:value-type="float">
            <text:p>7.195521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87437837838" calcext:value-type="float">
            <text:p>7.098874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43005405405" calcext:value-type="float">
            <text:p>6.993430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92843243243" calcext:value-type="float">
            <text:p>6.892928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026276923077" calcext:value-type="float">
            <text:p>6.85026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737933333333" calcext:value-type="float">
            <text:p>6.88737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548210526316" calcext:value-type="float">
            <text:p>6.965482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63347368421" calcext:value-type="float">
            <text:p>7.053633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7748" calcext:value-type="float">
            <text:p>7.1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86442105263" calcext:value-type="float">
            <text:p>7.156864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39866666667" calcext:value-type="float">
            <text:p>7.0843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36274285714" calcext:value-type="float">
            <text:p>6.89736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26884210526" calcext:value-type="float">
            <text:p>6.82326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863005405405" calcext:value-type="float">
            <text:p>6.688630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12583783784" calcext:value-type="float">
            <text:p>6.732125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05389473684" calcext:value-type="float">
            <text:p>6.848053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78863157895" calcext:value-type="float">
            <text:p>7.051788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68216216216" calcext:value-type="float">
            <text:p>6.971682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47663157895" calcext:value-type="float">
            <text:p>6.841476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79717647059" calcext:value-type="float">
            <text:p>6.73679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92863157895" calcext:value-type="float">
            <text:p>6.647928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229136842105" calcext:value-type="float">
            <text:p>6.542291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76666666667" calcext:value-type="float">
            <text:p>6.4727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58778947369" calcext:value-type="float">
            <text:p>6.48758778947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19933333333" calcext:value-type="float">
            <text:p>6.59019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784463157895" calcext:value-type="float">
            <text:p>6.737844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17340540541" calcext:value-type="float">
            <text:p>6.88617340540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52605405405" calcext:value-type="float">
            <text:p>6.999526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53368421053" calcext:value-type="float">
            <text:p>7.13753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11589189189" calcext:value-type="float">
            <text:p>7.157115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92547368421" calcext:value-type="float">
            <text:p>7.103925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99223529412" calcext:value-type="float">
            <text:p>7.019992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454715789474" calcext:value-type="float">
            <text:p>6.944547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15545945946" calcext:value-type="float">
            <text:p>6.866155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211156756757" calcext:value-type="float">
            <text:p>6.762111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386042105263" calcext:value-type="float">
            <text:p>6.743860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186" calcext:value-type="float">
            <text:p>6.822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16842105263" calcext:value-type="float">
            <text:p>6.922168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868673684211" calcext:value-type="float">
            <text:p>7.058686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2892972973" calcext:value-type="float">
            <text:p>7.185289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277881081081" calcext:value-type="float">
            <text:p>7.322778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960194594595" calcext:value-type="float">
            <text:p>7.359601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559852631579" calcext:value-type="float">
            <text:p>7.37559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122941176471" calcext:value-type="float">
            <text:p>7.371229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70105263158" calcext:value-type="float">
            <text:p>7.353701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04237837838" calcext:value-type="float">
            <text:p>7.300042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93989189189" calcext:value-type="float">
            <text:p>7.272939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36757894737" calcext:value-type="float">
            <text:p>7.272367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00302702703" calcext:value-type="float">
            <text:p>7.325003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31852631579" calcext:value-type="float">
            <text:p>7.42131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48568421053" calcext:value-type="float">
            <text:p>7.515485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047632432432" calcext:value-type="float">
            <text:p>7.600476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58248648649" calcext:value-type="float">
            <text:p>7.6775824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21210810811" calcext:value-type="float">
            <text:p>7.6592121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0378947368" calcext:value-type="float">
            <text:p>7.568103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44365714286" calcext:value-type="float">
            <text:p>7.479443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2816" calcext:value-type="float">
            <text:p>7.40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63753846154" calcext:value-type="float">
            <text:p>7.35763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660043243243" calcext:value-type="float">
            <text:p>7.316600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44063157895" calcext:value-type="float">
            <text:p>7.315440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9221052632" calcext:value-type="float">
            <text:p>7.373192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32063157895" calcext:value-type="float">
            <text:p>7.498320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78690909091" calcext:value-type="float">
            <text:p>7.62378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9" calcext:value-type="float">
            <text:p>7.7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26075" calcext:value-type="float">
            <text:p>7.801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30627027027" calcext:value-type="float">
            <text:p>7.82306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96736842105" calcext:value-type="float">
            <text:p>7.759967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85411764706" calcext:value-type="float">
            <text:p>7.70785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572" calcext:value-type="float">
            <text:p>7.6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393254054054" calcext:value-type="float">
            <text:p>7.553932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646464864865" calcext:value-type="float">
            <text:p>7.486464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44923076923" calcext:value-type="float">
            <text:p>7.48244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66652972973" calcext:value-type="float">
            <text:p>7.526665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96842105263" calcext:value-type="float">
            <text:p>7.607968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38767567568" calcext:value-type="float">
            <text:p>7.694387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33837837838" calcext:value-type="float">
            <text:p>7.763338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22715789474" calcext:value-type="float">
            <text:p>7.813227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77102702703" calcext:value-type="float">
            <text:p>7.754771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17431578947" calcext:value-type="float">
            <text:p>7.671174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1625882353" calcext:value-type="float">
            <text:p>7.57616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439031578947" calcext:value-type="float">
            <text:p>7.49439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42724324324" calcext:value-type="float">
            <text:p>7.403427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73513513514" calcext:value-type="float">
            <text:p>7.333735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61621052632" calcext:value-type="float">
            <text:p>7.33661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14066666667" calcext:value-type="float">
            <text:p>7.43314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61263157895" calcext:value-type="float">
            <text:p>7.54861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01297297297" calcext:value-type="float">
            <text:p>7.662012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71805405405" calcext:value-type="float">
            <text:p>7.773718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73410526316" calcext:value-type="float">
            <text:p>7.83873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98962162162" calcext:value-type="float">
            <text:p>7.814989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43747368421" calcext:value-type="float">
            <text:p>7.77143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22776470588" calcext:value-type="float">
            <text:p>7.694227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00216216216" calcext:value-type="float">
            <text:p>7.62700216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54075675676" calcext:value-type="float">
            <text:p>7.580540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6947027027" calcext:value-type="float">
            <text:p>7.545694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195515789474" calcext:value-type="float">
            <text:p>7.541955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164" calcext:value-type="float">
            <text:p>7.53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21557894737" calcext:value-type="float">
            <text:p>7.58021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50789189189" calcext:value-type="float">
            <text:p>7.626507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00367567568" calcext:value-type="float">
            <text:p>7.670003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216189473684" calcext:value-type="float">
            <text:p>7.712161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826933333333" calcext:value-type="float">
            <text:p>7.6582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021684210526" calcext:value-type="float">
            <text:p>7.550216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90628571429" calcext:value-type="float">
            <text:p>7.4689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41642105263" calcext:value-type="float">
            <text:p>7.382416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87762162162" calcext:value-type="float">
            <text:p>7.299877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792908108108" calcext:value-type="float">
            <text:p>7.2379290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95384615385" calcext:value-type="float">
            <text:p>7.2409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4306" calcext:value-type="float">
            <text:p>7.27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767135135135" calcext:value-type="float">
            <text:p>7.3176713513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998378947369" calcext:value-type="float">
            <text:p>7.36998378947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63410526316" calcext:value-type="float">
            <text:p>7.41963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20732972973" calcext:value-type="float">
            <text:p>7.3620732972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62464864865" calcext:value-type="float">
            <text:p>7.242624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87177142857" calcext:value-type="float">
            <text:p>7.18187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577621621622" calcext:value-type="float">
            <text:p>7.085776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26313513514" calcext:value-type="float">
            <text:p>6.986263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09533333333" calcext:value-type="float">
            <text:p>6.90109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67507692308" calcext:value-type="float">
            <text:p>6.86667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39113513514" calcext:value-type="float">
            <text:p>6.867391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885967567568" calcext:value-type="float">
            <text:p>6.898859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94884210526" calcext:value-type="float">
            <text:p>6.92994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519221621622" calcext:value-type="float">
            <text:p>6.985192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59113513514" calcext:value-type="float">
            <text:p>6.943591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9568" calcext:value-type="float">
            <text:p>6.7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35632432432" calcext:value-type="float">
            <text:p>6.640356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46694736842" calcext:value-type="float">
            <text:p>6.563466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0387027027" calcext:value-type="float">
            <text:p>6.488038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09230769231" calcext:value-type="float">
            <text:p>6.47309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830378378378" calcext:value-type="float">
            <text:p>6.508303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95347368421" calcext:value-type="float">
            <text:p>6.565953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66227027027" calcext:value-type="float">
            <text:p>6.678662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953031578947" calcext:value-type="float">
            <text:p>6.709530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27113513514" calcext:value-type="float">
            <text:p>6.669271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38673684211" calcext:value-type="float">
            <text:p>6.563386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933645714286" calcext:value-type="float">
            <text:p>6.46933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56497297297" calcext:value-type="float">
            <text:p>6.36356497297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232194594595" calcext:value-type="float">
            <text:p>6.26232194594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65556756757" calcext:value-type="float">
            <text:p>6.16165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50168421053" calcext:value-type="float">
            <text:p>6.11950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575286486487" calcext:value-type="float">
            <text:p>6.09575286486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97705263158" calcext:value-type="float">
            <text:p>6.132977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900518918919" calcext:value-type="float">
            <text:p>6.18900518918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605751351351" calcext:value-type="float">
            <text:p>6.206057513513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67473684211" calcext:value-type="float">
            <text:p>6.200674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69266666667" calcext:value-type="float">
            <text:p>6.13469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30294736842" calcext:value-type="float">
            <text:p>6.013302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64891428571" calcext:value-type="float">
            <text:p>5.88864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029263157895" calcext:value-type="float">
            <text:p>5.75029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334508108108" calcext:value-type="float">
            <text:p>5.6133450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836281081081" calcext:value-type="float">
            <text:p>5.518362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06336842105" calcext:value-type="float">
            <text:p>5.480063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608" calcext:value-type="float">
            <text:p>5.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45852631579" calcext:value-type="float">
            <text:p>5.493458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19091891892" calcext:value-type="float">
            <text:p>5.5331909189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092021621622" calcext:value-type="float">
            <text:p>5.5709202162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86724324324" calcext:value-type="float">
            <text:p>5.589867243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58854054054" calcext:value-type="float">
            <text:p>5.563588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854189473684" calcext:value-type="float">
            <text:p>5.418541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25037837838" calcext:value-type="float">
            <text:p>5.154250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52147368421" calcext:value-type="float">
            <text:p>5.014521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657081081081" calcext:value-type="float">
            <text:p>4.896570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605305263158" calcext:value-type="float">
            <text:p>4.836053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81643243243" calcext:value-type="float">
            <text:p>4.853816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46054054054" calcext:value-type="float">
            <text:p>4.92046054054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51805405405" calcext:value-type="float">
            <text:p>5.0305180540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33642105263" calcext:value-type="float">
            <text:p>5.2183364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98" calcext:value-type="float">
            <text:p>5.30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383578947368" calcext:value-type="float">
            <text:p>5.4238357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22423529412" calcext:value-type="float">
            <text:p>5.44722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05136842105" calcext:value-type="float">
            <text:p>5.384051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804713513514" calcext:value-type="float">
            <text:p>5.2580471351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33556756757" calcext:value-type="float">
            <text:p>5.12533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029410526316" calcext:value-type="float">
            <text:p>5.08029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60666666667" calcext:value-type="float">
            <text:p>5.0656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02464864865" calcext:value-type="float">
            <text:p>5.109024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536989473684" calcext:value-type="float">
            <text:p>5.185369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218032432432" calcext:value-type="float">
            <text:p>5.232180324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25431578947" calcext:value-type="float">
            <text:p>5.263254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05866666667" calcext:value-type="float">
            <text:p>5.2530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638884210526" calcext:value-type="float">
            <text:p>5.116388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25621052632" calcext:value-type="float">
            <text:p>4.83725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17894736842" calcext:value-type="float">
            <text:p>4.64017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253708108108" calcext:value-type="float">
            <text:p>4.482537081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78463157895" calcext:value-type="float">
            <text:p>4.352784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71666666667" calcext:value-type="float">
            <text:p>4.29471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83827027027" calcext:value-type="float">
            <text:p>4.2768382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29967567568" calcext:value-type="float">
            <text:p>4.323299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55767741936" calcext:value-type="float">
            <text:p>4.486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37167567568" calcext:value-type="float">
            <text:p>4.899371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71133333333" calcext:value-type="float">
            <text:p>5.35271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02983783784" calcext:value-type="float">
            <text:p>5.583029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0656" calcext:value-type="float">
            <text:p>5.5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25292307692" calcext:value-type="float">
            <text:p>5.51125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414951724138" calcext:value-type="float">
            <text:p>5.37414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68" calcext:value-type="float">
            <text:p>5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786443243243" calcext:value-type="float">
            <text:p>5.2378644324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926" calcext:value-type="float">
            <text:p>5.24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76864864865" calcext:value-type="float">
            <text:p>5.3467686486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62789189189" calcext:value-type="float">
            <text:p>5.53862789189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77267027027" calcext:value-type="float">
            <text:p>6.277726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20733333333" calcext:value-type="float">
            <text:p>6.52720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29902702703" calcext:value-type="float">
            <text:p>6.64529902702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57458823529" calcext:value-type="float">
            <text:p>6.681574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08147027027" calcext:value-type="float">
            <text:p>6.6008147027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39866666667" calcext:value-type="float">
            <text:p>6.5763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25448648649" calcext:value-type="float">
            <text:p>6.57725448648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798" calcext:value-type="float">
            <text:p>6.63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77556756757" calcext:value-type="float">
            <text:p>6.74077556756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34162162162" calcext:value-type="float">
            <text:p>6.8213416216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50933333333" calcext:value-type="float">
            <text:p>6.9115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564367567568" calcext:value-type="float">
            <text:p>7.075643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10266666667" calcext:value-type="float">
            <text:p>7.2561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7528" calcext:value-type="float">
            <text:p>7.39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97835294118" calcext:value-type="float">
            <text:p>7.40197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973081081081" calcext:value-type="float">
            <text:p>7.31973081081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6905945946" calcext:value-type="float">
            <text:p>7.265690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90666666667" calcext:value-type="float">
            <text:p>7.2119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93037837838" calcext:value-type="float">
            <text:p>7.1659303783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726" calcext:value-type="float">
            <text:p>7.20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96778378378" calcext:value-type="float">
            <text:p>7.248967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78875675676" calcext:value-type="float">
            <text:p>7.278788756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997866666667" calcext:value-type="float">
            <text:p>7.27997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715545945946" calcext:value-type="float">
            <text:p>7.24715545945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8708" calcext:value-type="float">
            <text:p>7.1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66659459459" calcext:value-type="float">
            <text:p>7.07366659459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489976470588" calcext:value-type="float">
            <text:p>6.97489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132367567568" calcext:value-type="float">
            <text:p>6.801323675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13533333333" calcext:value-type="float">
            <text:p>6.71313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421383783784" calcext:value-type="float">
            <text:p>6.674213837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172" calcext:value-type="float">
            <text:p>6.7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00778378378" calcext:value-type="float">
            <text:p>6.8070077837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31610810811" calcext:value-type="float">
            <text:p>6.96731610810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772" calcext:value-type="float">
            <text:p>7.1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236112101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75860869565" calcext:value-type="float">
            <text:p>7.245758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14" meta:object-count="0"/>
    <meta:user-defined meta:name="AppVersion">3.0</meta:user-defined>
  </office:meta>
</office:document-meta>
</file>